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9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number-columns-repeated="13"/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/>
          <table:table-cell table:formula="of:=INDIRECT(CONCATENATE(&quot;AA1&quot;;&quot;AA2&quot;)+ CODE())" office:value-type="string" office:string-value="" calcext:value-type="error">
            <text:p>Błąd:511</text:p>
          </table:table-cell>
          <table:table-cell table:number-columns-repeated="11"/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number-columns-repeated="13"/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number-columns-repeated="13"/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number-columns-repeated="13"/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number-columns-repeated="13"/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number-columns-repeated="13"/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number-columns-repeated="13"/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number-columns-repeated="13"/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number-columns-repeated="13"/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number-columns-repeated="13"/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number-columns-repeated="13"/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number-columns-repeated="13"/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number-columns-repeated="13"/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number-columns-repeated="13"/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number-columns-repeated="13"/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number-columns-repeated="13"/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number-columns-repeated="13"/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number-columns-repeated="13"/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5.809127715</meta:creation-date>
    <dc:date>2019-02-21T07:55:45.837584754</dc:date>
    <meta:editing-duration>PT9M</meta:editing-duration>
    <meta:editing-cycles>1</meta:editing-cycles>
    <meta:document-statistic meta:table-count="1" meta:cell-count="697" meta:object-count="0"/>
    <meta:generator>LibreOffice/6.0.7.3$Linux_X86_64 LibreOffice_project/00m0$Build-3</meta:generator>
  </office:meta>
</office:document-meta>
</file>